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3.54" calcext:value-type="float">
            <text:p>83.5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98" calcext:value-type="float">
            <text:p>198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5" calcext:value-type="float">
            <text:p>90.7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4" calcext:value-type="float">
            <text:p>314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float" office:value="94.9" calcext:value-type="float">
            <text:p>94.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86" calcext:value-type="float">
            <text:p>186</text:p>
          </table:table-cell>
          <table:table-cell table:formula="of:=[.B16]-[.E16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1.74" calcext:value-type="float">
            <text:p>91.7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0" calcext:value-type="float">
            <text:p>100</text:p>
          </table:table-cell>
          <table:table-cell table:formula="of:=[.B18]-[.E1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4.62" calcext:value-type="float">
            <text:p>74.6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7" calcext:value-type="float">
            <text:p>97</text:p>
          </table:table-cell>
          <table:table-cell table:formula="of:=[.B21]-[.E21]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4.82" calcext:value-type="float">
            <text:p>84.8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80" calcext:value-type="float">
            <text:p>380</text:p>
          </table:table-cell>
          <table:table-cell table:formula="of:=[.B25]-[.E25]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25" calcext:value-type="float">
            <text:p>90.25</text:p>
          </table:table-cell>
          <table:table-cell table:formula="of:=SUM([.B2:.B27])" office:value-type="float" office:value="3589" calcext:value-type="float">
            <text:p>3589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39" calcext:value-type="float">
            <text:p>3239</text:p>
          </table:table-cell>
          <table:table-cell table:formula="of:=[.B29]-[.E29]" office:value-type="float" office:value="350" calcext:value-type="float">
            <text:p>350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0:22:58.237653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9T10:24:30.119468072</dc:date>
    <dc:creator>Brent Seidel</dc:creator>
    <meta:editing-duration>P4DT19H5M4S</meta:editing-duration>
    <meta:editing-cycles>29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